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mm"/>
      <style:map style:condition="cell-content()=[$Tabelle1.$J$22]" style:apply-style-name="Result" style:base-cell-address="Tabelle1.F22"/>
      <style:map style:condition="cell-content()=0" style:apply-style-name="Result" style:base-cell-address="Tabelle1.F22"/>
    </style:style>
    <style:style style:name="ce5" style:family="table-cell" style:parent-style-name="Default" style:data-style-name="N3"/>
  </office:automatic-styles>
  <office:body>
    <office:spreadsheet>
      <table:table table:name="Tabelle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VaultNr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.000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.00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250" calcext:value-type="float">
            <text:p>156.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6250" calcext:value-type="float">
            <text:p>156.25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.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000" calcext:value-type="float">
            <text:p>10.00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250000" calcext:value-type="float">
            <text:p>6.250.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250000" calcext:value-type="float">
            <text:p>6.250.00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.0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000" calcext:value-type="float">
            <text:p>5.000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81250" calcext:value-type="float">
            <text:p>781.25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81250" calcext:value-type="float">
            <text:p>781.25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.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00" calcext:value-type="float">
            <text:p>1.00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.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0000" calcext:value-type="float">
            <text:p>100.00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000000" calcext:value-type="float">
            <text:p>5.000.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00000" calcext:value-type="float">
            <text:p>5.000.00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2500" calcext:value-type="float">
            <text:p>62.500</text:p>
          </table:table-cell>
          <table:table-cell office:value-type="float" office:value="1" calcext:value-type="float">
            <text:p>1</text:p>
          </table:table-cell>
          <table:table-cell office:value-type="float" office:value="62500" calcext:value-type="float">
            <text:p>62.50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000" calcext:value-type="float">
            <text:p>25.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000" calcext:value-type="float">
            <text:p>25.00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.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000" calcext:value-type="float">
            <text:p>50.00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8125" calcext:value-type="float">
            <text:p>78.125</text:p>
          </table:table-cell>
          <table:table-cell office:value-type="float" office:value="1" calcext:value-type="float">
            <text:p>1</text:p>
          </table:table-cell>
          <table:table-cell office:value-type="float" office:value="78125" calcext:value-type="float">
            <text:p>78.12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8125" calcext:value-type="float">
            <text:p>78.1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125" calcext:value-type="float">
            <text:p>78.125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250000" calcext:value-type="float">
            <text:p>6.250.000</text:p>
          </table:table-cell>
          <table:table-cell office:value-type="float" office:value="1" calcext:value-type="float">
            <text:p>1</text:p>
          </table:table-cell>
          <table:table-cell office:value-type="float" office:value="6250000" calcext:value-type="float">
            <text:p>6.250.00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625" calcext:value-type="float">
            <text:p>15.6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625" calcext:value-type="float">
            <text:p>15.625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.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0000" calcext:value-type="float">
            <text:p>500.00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.50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500" calcext:value-type="float">
            <text:p>2.5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" table:formula="of:=SUM([.E2:.E21])" office:value-type="float" office:value="6515625" calcext:value-type="float">
            <text:p>6.515.625</text:p>
          </table:table-cell>
          <table:table-cell table:style-name="ce4" table:formula="of:=SUM([.F2:.F21])" office:value-type="float" office:value="825000" calcext:value-type="float">
            <text:p>825.000</text:p>
          </table:table-cell>
          <table:table-cell table:style-name="ce4" table:formula="of:=SUM([.G2:.G21])" office:value-type="float" office:value="5111000" calcext:value-type="float">
            <text:p>5.111.000</text:p>
          </table:table-cell>
          <table:table-cell table:style-name="ce4" table:formula="of:=SUM([.H2:.H21])" office:value-type="float" office:value="6250000" calcext:value-type="float">
            <text:p>6.250.000</text:p>
          </table:table-cell>
          <table:table-cell table:style-name="ce4" table:formula="of:=SUM([.I2:.I21])" office:value-type="float" office:value="789375" calcext:value-type="float">
            <text:p>789.375</text:p>
          </table:table-cell>
          <table:table-cell table:formula="of:=MIN([.E22];[.F22];[.G22];[.H22];[.I22])" office:value-type="float" office:value="789375" calcext:value-type="float">
            <text:p>789.375</text:p>
          </table:table-cell>
          <table:table-cell office:value-type="string" calcext:value-type="string">
            <text:p>MIN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MAX([.E22];[.F22];[.G22];[.H22];[.I22])" office:value-type="float" office:value="6515625" calcext:value-type="float">
            <text:p>6.515.625</text:p>
          </table:table-cell>
          <table:table-cell office:value-type="string" calcext:value-type="string">
            <text:p>MAX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Die Räuber werden auf die ersten Vaultsaufgetei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</text:p>
          </table:table-cell>
          <table:table-cell office:value-type="string" calcext:value-type="string">
            <text:p>Jeder Räuber bekommt eine Li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Der Räuber mit der wenigsten Zeit auf der Liste erhält das nächste Va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</text:p>
          </table:table-cell>
          <table:table-cell office:value-type="string" calcext:value-type="string">
            <text:p>Das wird so lange wiederholt, bis kein Vault mehr übrig 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 </text:p>
          </table:table-cell>
          <table:table-cell office:value-type="string" calcext:value-type="string">
            <text:p>Wenn kein Vault mehr übrig ist, wird das MAX aus der Liste herausgesucht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E22:Tabelle1.I22">
            <calcext:condition calcext:apply-style-name="Result" calcext:value="=[$Tabelle1.$J$22]" calcext:base-cell-address="Tabelle1.F22"/>
            <calcext:condition calcext:apply-style-name="Result" calcext:value="=0" calcext:base-cell-address="Tabelle1.F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0" loext:min-decimal-places="0" number:min-integer-digits="0" number:grouping="true"/>
    </number:number-style>
    <style:style style:name="Default" style:family="table-cell">
      <style:text-properties style:font-name="Arial" fo:font-family="Arial" style:font-style-name="Standard" style:font-family-generic="swiss" style:font-pitch="variable" fo:font-size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1.99mm" fo:margin-bottom="20.3mm" fo:margin-left="24.99mm" fo:margin-right="22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1">00.00.0000</text:date>, <text:time style:data-style-name="N2" text:time-value="16:20:27.8959563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8.0.0$Linux_X86_64 LibreOffice_project/8566144770abb18f000d00862dbf6cd476671492</meta:generator>
    <meta:creation-date>2019-06-21T14:26:41.691116214</meta:creation-date>
    <meta:editing-duration>PT7M35S</meta:editing-duration>
    <meta:editing-cycles>3</meta:editing-cycles>
    <meta:initial-creator>Johann Hilber</meta:initial-creator>
    <dc:date>2019-06-21T14:46:28.434724786</dc:date>
    <dc:creator>Johann Hilber</dc:creator>
    <meta:document-statistic meta:table-count="1" meta:cell-count="126" meta:object-count="0"/>
  </office:meta>
</office:document-meta>
</file>